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e5fd5" officeooo:paragraph-rsid="000e5fd5"/>
    </style:style>
    <style:style style:name="P2" style:family="paragraph" style:parent-style-name="Standard">
      <style:text-properties officeooo:paragraph-rsid="000e5fd5"/>
    </style:style>
    <style:style style:name="P3" style:family="paragraph" style:parent-style-name="Standard">
      <style:text-properties officeooo:paragraph-rsid="0011fe42"/>
    </style:style>
    <style:style style:name="P4" style:family="paragraph" style:parent-style-name="Standard">
      <style:text-properties officeooo:rsid="001517fb" officeooo:paragraph-rsid="001517fb"/>
    </style:style>
    <style:style style:name="P5" style:family="paragraph" style:parent-style-name="Standard">
      <style:text-properties officeooo:paragraph-rsid="0015c3de"/>
    </style:style>
    <style:style style:name="P6" style:family="paragraph" style:parent-style-name="Standard">
      <style:text-properties officeooo:paragraph-rsid="0015c3de"/>
    </style:style>
    <style:style style:name="P7" style:family="paragraph" style:parent-style-name="Standard">
      <style:text-properties officeooo:paragraph-rsid="001d822c"/>
    </style:style>
    <style:style style:name="P8" style:family="paragraph" style:parent-style-name="Standard">
      <style:text-properties officeooo:paragraph-rsid="000e5fd5"/>
    </style:style>
    <style:style style:name="P9" style:family="paragraph" style:parent-style-name="Standard">
      <style:text-properties fo:font-weight="bold" officeooo:rsid="000e5fd5" officeooo:paragraph-rsid="000e5fd5" style:font-weight-asian="bold" style:font-weight-complex="bold"/>
    </style:style>
    <style:style style:name="T1" style:family="text">
      <style:text-properties style:text-position="super 58%"/>
    </style:style>
    <style:style style:name="T2" style:family="text">
      <style:text-properties style:text-position="super 58%" officeooo:rsid="001a568e"/>
    </style:style>
    <style:style style:name="T3" style:family="text">
      <style:text-properties style:text-position="super 58%" officeooo:rsid="001d822c"/>
    </style:style>
    <style:style style:name="T4" style:family="text">
      <style:text-properties style:text-position="0% 100%"/>
    </style:style>
    <style:style style:name="T5" style:family="text">
      <style:text-properties officeooo:rsid="00103489"/>
    </style:style>
    <style:style style:name="T6" style:family="text">
      <style:text-properties officeooo:rsid="0011fe42"/>
    </style:style>
    <style:style style:name="T7" style:family="text">
      <style:text-properties officeooo:rsid="001517fb"/>
    </style:style>
    <style:style style:name="T8" style:family="text">
      <style:text-properties officeooo:rsid="0015c3de"/>
    </style:style>
    <style:style style:name="T9" style:family="text">
      <style:text-properties officeooo:rsid="0017bb0a"/>
    </style:style>
    <style:style style:name="T10" style:family="text">
      <style:text-properties officeooo:rsid="001841d3"/>
    </style:style>
    <style:style style:name="T11" style:family="text">
      <style:text-properties officeooo:rsid="0019d30d"/>
    </style:style>
    <style:style style:name="T12" style:family="text">
      <style:text-properties officeooo:rsid="001a568e"/>
    </style:style>
    <style:style style:name="T13" style:family="text">
      <style:text-properties officeooo:rsid="001d2039"/>
    </style:style>
    <style:style style:name="T14" style:family="text">
      <style:text-properties officeooo:rsid="001d822c"/>
    </style:style>
    <style:style style:name="T15" style:family="text">
      <style:text-properties fo:font-weight="bold" officeooo:rsid="001d822c" style:font-weight-asian="bold" style:font-weight-complex="bold"/>
    </style:style>
    <style:style style:name="T16" style:family="text">
      <style:text-properties fo:font-weight="normal" officeooo:rsid="001d822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ivine Power 101/500]</text:p>
      <text:p text:style-name="P1"><text:tab/>One hundred divine power was the cusp of finally getting out of this dying state.</text:p>
      <text:p text:style-name="P1"><text:tab/>When the divine power broke through this threshold, Eve felt instinctively that He<text:span text:style-name="T1">1</text:span> could revitaliz<text:span text:style-name="T14">e</text:span> the dying World Tree<text:span text:style-name="T1">2</text:span><text:span text:style-name="T4">!</text:span></text:p>
      <text:p text:style-name="P1"><text:tab/><text:span text:style-name="T14">The</text:span> dying world tree is unable to feast on the ambient mana<text:span text:style-name="T1">3</text:span>, but once revived, this innate ability <text:span text:style-name="T14">will be</text:span> unlocked.</text:p>
      <text:p text:style-name="P1"><text:tab/>Eve had been waiting for this moment for too long.</text:p>
      <text:p text:style-name="P1"><text:tab/>Immediately, He started concentrating on <text:span text:style-name="T14">H</text:span>is revival process.</text:p>
      <text:p text:style-name="P1"><text:tab/>By His command, one hundred divine power rapidly fleeted and was consumed. Correspondingly, His divine realm began radiating a brilliant green hue. The brilliance blossomed throughout the expanse of His realm and beyond, <text:s/>reaching and breaking through the spiritual realm and reaching to the physical body of the World Tree.</text:p>
      <text:p text:style-name="P1"><text:tab/>The divine power poured out and enveloped the branches of the world tree….<text:span text:style-name="T1">4</text:span></text:p>
      <text:p text:style-name="P1"><text:tab/>Divine power split in two strands, one wandered upwards, traveling from the thick trunk and coiling alongside branches, reaching to the crown of the canopy; another meandered downwards, following the roots to the extremities, reaching to the uttermost depths extending to thin and withered root fibers.</text:p>
      <text:p text:style-name="P1"><text:tab/><text:span text:style-name="T5">Consequently, a primal wave of satisfyingly pleasure washed over, Eve felt a strange tingling sensation building up over His form. </text:span></text:p>
      <text:p text:style-name="P1"><text:tab/><text:span text:style-name="T5">Finally, as the crescendo of divine power reached a peak, as if a seal was pierced, the breath of life gushed out and gathered from the World Tree.</text:span></text:p>
      <text:p text:style-name="P1"><text:tab/><text:span text:style-name="T5">In an instant, an aura spread throughout the safety zone, altering the spirits of everyone within.</text:span></text:p>
      <text:p text:style-name="P1"><text:tab/><text:span text:style-name="T5">And then, the ground starting to shake, as if there was something stirring underneath.</text:span></text:p>
      <text:p text:style-name="P1"><text:tab/><text:span text:style-name="T5">The roots of the World Tree had began to rejuvenate, with the original frail and withering fibers, <text:s text:c="2"/>growing and tunneling downwards.</text:span></text:p>
      <text:p text:style-name="P1"><text:tab/><text:span text:style-name="T5">Above ground, the terrain shifted and shook, like an earthquake.</text:span></text:p>
      <text:p text:style-name="P1"><text:tab/><text:tab/>“<text:span text:style-name="T5">What’s Happening?”</text:span></text:p>
      <text:p text:style-name="P1"><text:tab/><text:tab/>“Earth…<text:span text:style-name="T5">Earthquake?”</text:span></text:p>
      <text:p text:style-name="P2"><text:tab/><text:span text:style-name="T5">Startled by the shaking of the terrain, the players were anxious.</text:span></text:p>
      <text:p text:style-name="P2"><text:tab/><text:span text:style-name="T5">A player h</text:span>aphazardly <text:span text:style-name="T5">glanced back in the direction of the World Tree.</text:span></text:p>
      <text:p text:style-name="P2"><text:tab/><text:span text:style-name="T5">Speechless, </text:span><text:span text:style-name="T14">H</text:span><text:span text:style-name="T5">is eyes were wide with disbelief, which quickly transformed into excitement and shock.</text:span></text:p>
      <text:p text:style-name="P2"><text:tab/><text:tab/>“<text:span text:style-name="T5">Look! Look at the World Tree! The World Tree!”</text:span></text:p>
      <text:p text:style-name="P2"><text:tab/><text:span text:style-name="T5">Hearing him, the other players also turned back.</text:span></text:p>
      <text:p text:style-name="P2"><text:tab/><text:span text:style-name="T5">Immediately, their mouths were agape with shock too.</text:span></text:p>
      <text:p text:style-name="P2"><text:tab/><text:span text:style-name="T5">The World Tree changed.</text:span></text:p>
      <text:p text:style-name="P2"><text:tab/><text:span text:style-name="T5">The goddess had just revived, and the condition of the World Tree was near death.</text:span></text:p>
      <text:p text:style-name="P2"><text:tab/><text:span text:style-name="T5">Although the player had seen the full glory of the World Tree in the game trailer, in game, the tree already withered.</text:span></text:p>
      <text:p text:style-name="P2"><text:tab/><text:span text:style-name="T5">After the thousand year war of the gods, the World Tree was left with bare branches and withering leaves.</text:span></text:p>
      <text:p text:style-name="P3"><text:tab/><text:span text:style-name="T5">Furthermore, the withered tree has significantly shrunk physically.</text:span></text:p>
      <text:p text:style-name="P3"><text:span text:style-name="T5"><text:s/><text:tab/></text:span><text:span text:style-name="T6">The little green that still clung to the branches was sparse and rare.</text:span></text:p>
      <text:p text:style-name="P3"><text:tab/><text:span text:style-name="T6">But now, the world tree had changed</text:span></text:p>
      <text:p text:style-name="P3"><text:tab/><text:span text:style-name="T6">The World Tree is now rejuvenated and full of life.</text:span></text:p>
      <text:p text:style-name="P3"><text:tab/><text:span text:style-name="T6">As far as the eye could see, the magnificent trunk gave off a noble aura </text:span><text:span text:style-name="T7">of the essence of life and nature.</text:span></text:p>
      <text:p text:style-name="P4"><text:s text:c="4"/>And at the top of the branches, countless leaf buds were drawn out, and then began to sprout and spread their leaves at a speed visible to the naked eye ….</text:p>
      <text:p text:style-name="P3"><text:soft-page-break/><text:tab/><text:span text:style-name="T8">In no time, the original bare and empty branches where covered in uncountable quantities of tender leaves.</text:span></text:p>
      <text:p text:style-name="P5"><text:tab/><text:span text:style-name="T8">Even though the overall the foliage was sparse, the World Tree now gave off a jubilant lively impression, compare to it’s dilapidated state, it was like it was welcoming the coming of spring.</text:span></text:p>
      <text:p text:style-name="P5"><text:tab/><text:span text:style-name="T8">As the World Tree burgeoned, waves of a primordial power spread across the ground, carrying with it the power of law.</text:span></text:p>
      <text:p text:style-name="P5"><text:tab/><text:span text:style-name="T8">All the players in the vicinity who had passed the wave felt as if a current of ice water had just engulfed them from head to toe. There was a sense of awe coming spiritually in the soul.</text:span></text:p>
      <text:p text:style-name="P5"><text:tab/><text:span text:style-name="T8">This is the natural response from the spiritual oppression of higher beings onto mortal lifeforms.</text:span></text:p>
      <text:p text:style-name="P5"><text:tab/><text:span text:style-name="T8">Following the burgeoning World Tree, a magnificent green vortex of light stretching out from the trunk as its center.</text:span></text:p>
      <text:p text:style-name="P5"><text:tab/><text:span text:style-name="T8">The players that had come in contact with the brilliant light felt a physical change in themselves.</text:span></text:p>
      <text:p text:style-name="P5"><text:tab/><text:span text:style-name="T8">Those who had checked their own stats had found that they had varying growths in experience and power.</text:span></text:p>
      <text:p text:style-name="P5"><text:tab/><text:span text:style-name="T14">Druid classes though, they where in a league of their own when comparing to buffs from before.</text:span></text:p>
      <text:p text:style-name="P5"><text:tab/><text:span text:style-name="T8">Meanwhile, the brilliant vortex of light continued to propagate and prompted all plants in the forest to thrive at a rapid rate, especially the ones in the safe zone and with the World Tree in the center.</text:span></text:p>
      <text:p text:style-name="P5"><text:tab/><text:span text:style-name="T8">As if </text:span><text:span text:style-name="T9">possessed, the shrubs and vegetation began to spontaneously sprout and burgeon with fanatical motions as the their palms waved and grew to the visible eye.</text:span></text:p>
      <text:p text:style-name="P5"><text:tab/><text:span text:style-name="T9">Even those tress that had been cut down by the players for wood had sprouted anew into hearty saplings.</text:span></text:p>
      <text:p text:style-name="P5"><text:tab/><text:span text:style-name="T9">Not just undergoing rebirth, these saplings had grown ten meters in not even a minute. </text:span></text:p>
      <text:p text:style-name="P5"><text:tab/><text:span text:style-name="T9">As far as the eye could see, the ground has been fully covered in green once again.</text:span></text:p>
      <text:p text:style-name="P5"><text:tab/><text:span text:style-name="T9">Even the player built wooden houses had even sprouted leaves.</text:span></text:p>
      <text:p text:style-name="P5"><text:tab/><text:span text:style-name="T9">Even more magically, they began to bud flowers and bear fruit.</text:span></text:p>
      <text:p text:style-name="P5"><text:tab/><text:span text:style-name="T9">Nature had healed in a way that as if shepherded by a will.</text:span></text:p>
      <text:p text:style-name="P5"><text:tab/><text:span text:style-name="T9">Nature had not damaged any of the public works in village nor personal houses of the player, the will of nature had taken consideration and had not damaged them and had only added to them in benign ways.</text:span></text:p>
      <text:p text:style-name="P5"><text:tab/><text:span text:style-name="T11">At once, the</text:span><text:span text:style-name="T10"> village had been transformed into a sea of flowers and thriving greenery.</text:span></text:p>
      <text:p text:style-name="P5"><text:tab/><text:span text:style-name="T11">Countless flower pedals flew in the air, </text:span><text:span text:style-name="T12">creating an orchestra of a thousand colors in the sky.</text:span></text:p>
      <text:p text:style-name="P5"><text:tab/><text:span text:style-name="T12">All of the player where stunned in surprise.</text:span></text:p>
      <text:p text:style-name="P5"><text:tab/>“<text:span text:style-name="T12">My house is alive now, sick</text:span><text:span text:style-name="T2">5</text:span><text:span text:style-name="T12">!”</text:span></text:p>
      <text:p text:style-name="P5"><text:tab/>“<text:span text:style-name="T13">Wow</text:span><text:span text:style-name="T12">, my house is a tree house now.”</text:span></text:p>
      <text:p text:style-name="P5"><text:tab/>“<text:span text:style-name="T13">It looks so pretty</text:span><text:span text:style-name="T12">!”</text:span></text:p>
      <text:p text:style-name="P5"><text:tab/>“<text:span text:style-name="T14">Isn’t this too extravagant? Has the World Tree fully recovered?”</text:span></text:p>
      <text:p text:style-name="P5"><text:tab/><text:span text:style-name="T14">There where even players who casually picked the fruit off of peoples houses and took a bite. </text:span></text:p>
      <text:p text:style-name="P5"><text:tab/>“<text:span text:style-name="T14">Sweet</text:span><text:span text:style-name="T3">6</text:span><text:span text:style-name="T14">.”</text:span></text:p>
      <text:p text:style-name="P5"><text:tab/><text:span text:style-name="T14">After their rapid rejuvenation, the forest and shrubbery in a 30 kilometer radius faced the world tree.</text:span></text:p>
      <text:p text:style-name="P5"><text:tab/><text:span text:style-name="T14">They bent down their branches and stems as if they where bowing for their general.</text:span></text:p>
      <text:p text:style-name="P7"><text:tab/><text:span text:style-name="T14">The players where shocked by this act of nature “worshiping”.</text:span></text:p>
      <text:p text:style-name="P7"><text:span text:style-name="T14"><text:tab/> All things where in adoration.</text:span></text:p>
      <text:p text:style-name="P7"><text:tab/><text:span text:style-name="T14">It’s awe on the senses and in the flesh are indescribable!</text:span></text:p>
      <text:p text:style-name="P7"><text:tab/><text:span text:style-name="T14">Being the cause and center of all this development Eve felt immense changes with himself comparable to the heaven and earth.</text:span></text:p>
      <text:p text:style-name="P7"><text:tab/><text:span text:style-name="T14">As soon as leaves sprouted reached for the skies, His grip on the world began strength by leaps and bounds, His zone of control of 10 kilometers was expanded all till reaching 30 kilometers!</text:span></text:p>
      <text:p text:style-name="P7"><text:soft-page-break/><text:tab/>After the resurgence <text:span text:style-name="T14">of the World Tree</text:span>, the divine power spent on <text:span text:style-name="T14">recovery started to regather rapidly,</text:span> Eve's divine power began to <text:span text:style-name="T14">quickly</text:span> rebound.</text:p>
      <text:p text:style-name="P7"><text:tab/><text:span text:style-name="T14">Hitting 90 points of divine power, the rally of divine power slowed.</text:span></text:p>
      <text:p text:style-name="P7"><text:tab/><text:span text:style-name="T14">Eve checked her status once again.</text:span></text:p>
      <text:p text:style-name="P7"><text:tab/><text:span text:style-name="T15">[Name: Eve Euktrahill]</text:span></text:p>
      <text:p text:style-name="P7"><text:span text:style-name="T15"><text:tab/> <text:s/>[Race: World Tree (Ancient God)]</text:span></text:p>
      <text:p text:style-name="P7"><text:span text:style-name="T15"><text:tab/> <text:s/>[Status: Weak divine power]</text:span></text:p>
      <text:p text:style-name="P7"><text:span text:style-name="T15"><text:tab/> <text:s/>[Godhead: Nature, Life, Elves]</text:span></text:p>
      <text:p text:style-name="P7"><text:span text:style-name="T15"><text:tab/> <text:s/>[Titles: Mother Nature, Goddess of Life, Patron God of the Elves]</text:span></text:p>
      <text:p text:style-name="P7"><text:span text:style-name="T15"><text:tab/> <text:s/>[Divine Power Value: 90/3000]</text:span></text:p>
      <text:p text:style-name="P7"><text:span text:style-name="T15"><text:tab/> <text:s/>[Believer Count: 222 (Saints 1, fanatics 3, devotees 31, shallow believers 187)]</text:span></text:p>
      <text:p text:style-name="P7"><text:span text:style-name="T15"><text:tab/> <text:s/>[Abilities: draw, communicate, bestow, enlighten, heal, summon, divine descent …]</text:span></text:p>
      <text:p text:style-name="P7"><text:span text:style-name="T15"><text:tab/></text:span><text:span text:style-name="T16">“Draw?”</text:span></text:p>
      <text:p text:style-name="P7"><text:span text:style-name="T16"><text:tab/>Seeing the new ability, Eve's heart was trembling in excitement.</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5T08:50:27.759000000</meta:creation-date>
    <dc:date>2022-09-29T22:47:56.674000000</dc:date>
    <meta:editing-duration>PT10H45M42S</meta:editing-duration>
    <meta:editing-cycles>13</meta:editing-cycles>
    <meta:generator>LibreOffice/7.4.0.3$Windows_X86_64 LibreOffice_project/f85e47c08ddd19c015c0114a68350214f7066f5a</meta:generator>
    <meta:document-statistic meta:table-count="0" meta:image-count="0" meta:object-count="0" meta:page-count="3" meta:paragraph-count="80" meta:word-count="1197" meta:character-count="7095" meta:non-whitespace-character-count="5871"/>
  </office:meta>
</office:document-meta>
</file>